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1" svg:font-family="'Fira Mono'" style:font-pitch="fixed"/>
    <style:font-face style:name="Arial1" svg:font-family="Arial" style:font-pitch="variable"/>
    <style:font-face style:name="Fira Mono" svg:font-family="'Fira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middle" draw:auto-grow-height="false" fo:min-height="1.637cm" fo:min-width="2.487cm"/>
    </style:style>
    <style:style style:name="gr2" style:family="graphic" style:parent-style-name="standard">
      <style:graphic-properties draw:fill-color="#cfe7f5" draw:textarea-horizontal-align="justify" draw:textarea-vertical-align="middle" draw:auto-grow-height="false" fo:min-height="1.637cm" fo:min-width="2.487cm"/>
    </style:style>
    <style:style style:name="gr3" style:family="graphic" style:parent-style-name="standard">
      <style:graphic-properties draw:fill-color="#cfe7f5" draw:textarea-horizontal-align="justify" draw:textarea-vertical-align="middle" draw:auto-grow-height="false" fo:min-height="1.637cm" fo:min-width="2.488cm"/>
    </style:style>
    <style:style style:name="gr4" style:family="graphic" style:parent-style-name="standard">
      <style:graphic-properties draw:fill-color="#cfe7f5" draw:opacity="100%" draw:opacity-name="Transparency_20_1" draw:textarea-horizontal-align="justify" draw:textarea-vertical-align="middle" draw:auto-grow-height="false" fo:min-height="1.637cm" fo:min-width="2.48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cfe7f5" draw:textarea-horizontal-align="justify" draw:textarea-vertical-align="middle" draw:auto-grow-height="false" fo:min-height="1.637cm" fo:min-width="2.488cm"/>
    </style:style>
    <style:style style:name="P1" style:family="paragraph">
      <style:paragraph-properties fo:text-align="center"/>
    </style:style>
    <style:style style:name="P2" style:family="paragraph">
      <loext:graphic-properties draw:fill-color="#cfe7f5"/>
      <style:paragraph-properties fo:text-align="center"/>
      <style:text-properties style:font-name="Fira Mono1"/>
    </style:style>
    <style:style style:name="P3" style:family="paragraph">
      <loext:graphic-properties draw:fill-color="#cfe7f5"/>
      <style:paragraph-properties fo:text-align="center"/>
    </style:style>
    <style:style style:name="P4" style:family="paragraph">
      <loext:graphic-properties draw:fill-color="#cfe7f5" draw:opacity="100%" draw:opacity-name="Transparency_20_1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cfe7f5" draw:opacity="100%" draw:opacity-name="Transparency_20_1"/>
      <style:paragraph-properties fo:text-align="center"/>
      <style:text-properties style:font-name="Fira Mono1"/>
    </style:style>
    <style:style style:name="T1" style:family="text">
      <style:text-properties style:font-name="Fira Mono1"/>
    </style:style>
    <style:style style:name="T2" style:family="text">
      <style:text-properties style:text-position="-33% 58%" style:font-name="Fira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2.987cm" svg:height="1.887cm" svg:x="0.343cm" svg:y="9.787cm">
          <text:p text:style-name="P1"><text:span text:style-name="T1">cm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2.987cm" svg:height="1.887cm" svg:x="2.201cm" svg:y="7.311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987cm" svg:height="1.887cm" svg:x="9.629cm" svg:y="7.3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2.988cm" svg:height="1.887cm" svg:x="17.057cm" svg:y="7.3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8" draw:id="id8" draw:layer="layout" svg:width="2.987cm" svg:height="1.887cm" svg:x="24.486cm" svg:y="7.311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2.987cm" svg:height="1.887cm" svg:x="5.887cm" svg:y="4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2.988cm" svg:height="1.887cm" svg:x="20.812cm" svg:y="4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987cm" svg:height="1.887cm" svg:x="13.192cm" svg:y="1.762cm">
          <text:p text:style-name="P1"><text:span text:style-name="T1">rt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9.265cm" svg:y1="9.787cm" svg:x2="11.122cm" svg:y2="9.198cm" draw:end-shape="id1" draw:end-glue-point="2" svg:d="M9265 9787l1857-589" svg:viewBox="0 0 1858 590">
          <text:p/>
        </draw:connector>
        <draw:connector draw:style-name="gr5" draw:text-style-name="P5" draw:layer="layout" draw:type="line" svg:x1="12.979cm" svg:y1="9.787cm" svg:x2="11.122cm" svg:y2="9.198cm" draw:end-shape="id1" draw:end-glue-point="2" svg:d="M12979 9787l-1857-589" svg:viewBox="0 0 1858 590">
          <text:p/>
        </draw:connector>
        <draw:connector draw:style-name="gr5" draw:text-style-name="P5" draw:layer="layout" draw:type="line" svg:x1="5.55cm" svg:y1="9.787cm" svg:x2="3.694cm" svg:y2="9.198cm" draw:end-shape="id2" draw:end-glue-point="2" svg:d="M5550 9787l-1856-589" svg:viewBox="0 0 1857 590">
          <text:p/>
        </draw:connector>
        <draw:connector draw:style-name="gr5" draw:text-style-name="P5" draw:layer="layout" draw:type="line" svg:x1="1.836cm" svg:y1="9.787cm" svg:x2="3.694cm" svg:y2="9.198cm" draw:start-shape="id3" draw:start-glue-point="0" draw:end-shape="id2" draw:end-glue-point="2" svg:d="M1836 9787l1858-589" svg:viewBox="0 0 1859 590">
          <text:p/>
        </draw:connector>
        <draw:connector draw:style-name="gr5" draw:text-style-name="P5" draw:layer="layout" draw:type="line" svg:x1="3.694cm" svg:y1="7.311cm" svg:x2="7.38cm" svg:y2="6.443cm" draw:start-shape="id2" draw:start-glue-point="0" draw:end-shape="id4" draw:end-glue-point="2" svg:d="M3694 7311l3686-868" svg:viewBox="0 0 3687 869">
          <text:p/>
        </draw:connector>
        <draw:connector draw:style-name="gr5" draw:text-style-name="P5" draw:layer="layout" draw:type="line" svg:x1="11.122cm" svg:y1="7.311cm" svg:x2="7.38cm" svg:y2="6.443cm" draw:start-shape="id1" draw:start-glue-point="0" draw:end-shape="id4" draw:end-glue-point="2" svg:d="M11122 7311l-3742-868" svg:viewBox="0 0 3743 869">
          <text:p/>
        </draw:connector>
        <draw:connector draw:style-name="gr5" draw:text-style-name="P5" draw:layer="layout" draw:type="line" svg:x1="7.38cm" svg:y1="4.556cm" svg:x2="14.685cm" svg:y2="3.649cm" draw:start-shape="id4" draw:start-glue-point="0" draw:end-shape="id5" draw:end-glue-point="2" svg:d="M7380 4556l7305-907" svg:viewBox="0 0 7306 908">
          <text:p/>
        </draw:connector>
        <draw:connector draw:style-name="gr5" draw:text-style-name="P5" draw:layer="layout" draw:type="line" svg:x1="16.693cm" svg:y1="9.787cm" svg:x2="18.551cm" svg:y2="9.198cm" draw:end-shape="id6" draw:end-glue-point="2" svg:d="M16693 9787l1858-589" svg:viewBox="0 0 1859 590">
          <text:p/>
        </draw:connector>
        <draw:connector draw:style-name="gr5" draw:text-style-name="P5" draw:layer="layout" draw:type="line" svg:x1="20.408cm" svg:y1="9.787cm" svg:x2="18.551cm" svg:y2="9.198cm" draw:end-shape="id6" draw:end-glue-point="2" svg:d="M20408 9787l-1857-589" svg:viewBox="0 0 1858 590">
          <text:p/>
        </draw:connector>
        <draw:connector draw:style-name="gr5" draw:text-style-name="P5" draw:layer="layout" draw:type="line" svg:x1="18.551cm" svg:y1="7.311cm" svg:x2="22.306cm" svg:y2="6.443cm" draw:start-shape="id6" draw:start-glue-point="0" draw:end-shape="id7" draw:end-glue-point="2" svg:d="M18551 7311l3755-868" svg:viewBox="0 0 3756 869">
          <text:p/>
        </draw:connector>
        <draw:connector draw:style-name="gr5" draw:text-style-name="P5" draw:layer="layout" draw:type="line" svg:x1="25.979cm" svg:y1="7.311cm" svg:x2="22.306cm" svg:y2="6.443cm" draw:start-shape="id8" draw:start-glue-point="0" draw:end-shape="id7" draw:end-glue-point="2" svg:d="M25979 7311l-3673-868" svg:viewBox="0 0 3674 869">
          <text:p/>
        </draw:connector>
        <draw:connector draw:style-name="gr5" draw:text-style-name="P5" draw:layer="layout" draw:type="line" svg:x1="22.306cm" svg:y1="4.556cm" svg:x2="14.685cm" svg:y2="3.649cm" draw:start-shape="id7" draw:start-glue-point="0" draw:end-shape="id5" draw:end-glue-point="2" svg:d="M22306 4556l-7621-907" svg:viewBox="0 0 7622 908">
          <text:p/>
        </draw:connector>
        <draw:custom-shape draw:style-name="gr6" draw:text-style-name="P2" draw:layer="layout" svg:width="2.988cm" svg:height="1.887cm" svg:x="4.057cm" svg:y="9.787cm">
          <text:p text:style-name="P1"><text:span text:style-name="T1">cm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988cm" svg:height="1.887cm" svg:x="7.771cm" svg:y="9.787cm">
          <text:p text:style-name="P1"><text:span text:style-name="T1">cm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87cm" svg:height="1.887cm" svg:x="11.486cm" svg:y="9.787cm">
          <text:p text:style-name="P1"><text:span text:style-name="T1">cm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87cm" svg:height="1.887cm" svg:x="15.2cm" svg:y="9.787cm">
          <text:p text:style-name="P1"><text:span text:style-name="T1">cm</text:span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987cm" svg:height="1.887cm" svg:x="18.914cm" svg:y="9.787cm">
          <text:p text:style-name="P1"><text:span text:style-name="T1">?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1" svg:font-family="'Fira Mono'" style:font-pitch="fixed"/>
    <style:font-face style:name="Arial1" svg:font-family="Arial" style:font-pitch="variable"/>
    <style:font-face style:name="Fira Mono" svg:font-family="'Fira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0T17:32:43.896610548</meta:creation-date>
    <dc:date>2016-02-11T18:33:56.749731859</dc:date>
    <meta:editing-duration>PT3M58S</meta:editing-duration>
    <meta:editing-cycles>3</meta:editing-cycles>
    <meta:generator>LibreOffice/5.0.2.2$Linux_X86_64 LibreOffice_project/00m0$Build-2</meta:generator>
    <meta:document-statistic meta:object-count="25"/>
  </office:meta>
</office:document-meta>
</file>